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C.initialiseC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C.getGlobalC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C.updateCRC( int inCh , int repe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RC.C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C.setGlobalCRC( int newC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C.updateCRC( int in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C.getFinalC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